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034d3"/>
    </style:style>
    <style:style style:name="P2" style:family="paragraph" style:parent-style-name="Standard">
      <style:text-properties officeooo:paragraph-rsid="000110a6"/>
    </style:style>
    <style:style style:name="P3" style:family="paragraph" style:parent-style-name="Standard">
      <style:text-properties officeooo:paragraph-rsid="0002f869"/>
    </style:style>
    <style:style style:name="P4" style:family="paragraph" style:parent-style-name="Standard">
      <style:text-properties officeooo:paragraph-rsid="00033456"/>
    </style:style>
    <style:style style:name="P5" style:family="paragraph" style:parent-style-name="Standard">
      <style:text-properties officeooo:paragraph-rsid="0006afc5"/>
    </style:style>
    <style:style style:name="P6" style:family="paragraph" style:parent-style-name="Standard">
      <style:text-properties officeooo:paragraph-rsid="000850b8"/>
    </style:style>
    <style:style style:name="T1" style:family="text">
      <style:text-properties officeooo:rsid="000034d3"/>
    </style:style>
    <style:style style:name="T2" style:family="text">
      <style:text-properties fo:font-weight="bold" officeooo:rsid="000034d3" style:font-weight-asian="bold" style:font-weight-complex="bold"/>
    </style:style>
    <style:style style:name="T3" style:family="text">
      <style:text-properties fo:font-weight="bold" officeooo:rsid="000110a6" style:font-weight-asian="bold" style:font-weight-complex="bold"/>
    </style:style>
    <style:style style:name="T4" style:family="text">
      <style:text-properties fo:font-weight="bold" officeooo:rsid="0002f869" style:font-weight-asian="bold" style:font-weight-complex="bold"/>
    </style:style>
    <style:style style:name="T5" style:family="text">
      <style:text-properties fo:font-weight="bold" officeooo:rsid="00033456" style:font-weight-asian="bold" style:font-weight-complex="bold"/>
    </style:style>
    <style:style style:name="T6" style:family="text">
      <style:text-properties fo:font-weight="bold" officeooo:rsid="00051d2f" style:font-weight-asian="bold" style:font-weight-complex="bold"/>
    </style:style>
    <style:style style:name="T7" style:family="text">
      <style:text-properties fo:font-weight="bold" officeooo:rsid="0006afc5" style:font-weight-asian="bold" style:font-weight-complex="bold"/>
    </style:style>
    <style:style style:name="T8" style:family="text">
      <style:text-properties fo:font-weight="bold" officeooo:rsid="000850b8" style:font-weight-asian="bold" style:font-weight-complex="bold"/>
    </style:style>
    <style:style style:name="T9" style:family="text">
      <style:text-properties officeooo:rsid="000110a6"/>
    </style:style>
    <style:style style:name="T10" style:family="text">
      <style:text-properties officeooo:rsid="0001ee9b"/>
    </style:style>
    <style:style style:name="T11" style:family="text">
      <style:text-properties officeooo:rsid="0002f869"/>
    </style:style>
    <style:style style:name="T12" style:family="text">
      <style:text-properties officeooo:rsid="00033456"/>
    </style:style>
    <style:style style:name="T13" style:family="text">
      <style:text-properties officeooo:rsid="00034060"/>
    </style:style>
    <style:style style:name="T14" style:family="text">
      <style:text-properties officeooo:rsid="0006afc5"/>
    </style:style>
    <style:style style:name="T15" style:family="text">
      <style:text-properties officeooo:rsid="000850b8"/>
    </style:style>
    <style:style style:name="T16" style:family="text">
      <style:text-properties officeooo:rsid="000a1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ference</text:span><text:span text:style-name="T10">s</text:span><text:span text:style-name="T1">:</text:span></text:p>
      <text:p text:style-name="P1"><text:span text:style-name="T1"/></text:p>
      <text:p text:style-name="P1"><text:span text:style-name="T2">active bindings</text:span><text:span text:style-name="T1">: No primary reference seems to exist. These are feature of the "base" package, though. We could say it's similar to the approach used in the trackObjs-package, though.</text:span></text:p>
      <text:p text:style-name="P1"><text:span text:style-name="T1"/></text:p>
      <text:p text:style-name="P1"><text:span text:style-name="T2">implicit sharing</text:span><text:span text:style-name="T1">: The two manuals: R Development Core Team (2010). Writing R Extensions. Version 2.12.0</text:span></text:p>
      <text:p text:style-name="P1"><text:span text:style-name="T1">and R Development Core Team (2010). R Internals. Version 2.12.0</text:span></text:p>
      <text:p text:style-name="P1"><text:span text:style-name="T1"/></text:p>
      <text:p text:style-name="P2"><text:span text:style-name="T3">KParts</text:span><text:span text:style-name="T6"> and XMLGUI</text:span><text:span text:style-name="T9">: David Faure (2000). Creating and Using Components (KParts). In: David Sweet (ed.). KDE 2.0 Development. Sams Indianapolis, IN, USA.</text:span></text:p>
      <text:p text:style-name="P2"><text:span text:style-name="T9"/></text:p>
      <text:p text:style-name="P3"><text:span text:style-name="T4">katepart</text:span><text:span text:style-name="T11">: Seems there is no printed reference. So we'd use the website:</text:span><text:span text:style-name="T12"> Christoph Cullmann: </text:span><text:span text:style-name="T11">http://kate-editor.org/about-katepart/ (retrieved on 11-24-2010).</text:span></text:p>
      <text:p text:style-name="P3"><text:span text:style-name="T11"/></text:p>
      <text:p text:style-name="P4"><text:span text:style-name="T5">kword as a part</text:span><text:span text:style-name="T12">: http://wiki.koffice.org/index.php?title=KWord/Tutorials/LoadingOdf, http://www.zurgy.org/kde/kword.html? Neither of these is really good. Perhaps just link to http://www.koffice.org/kword/ (which doesn't mention anything about kparts, though).</text:span></text:p>
      <text:p text:style-name="P4"><text:span text:style-name="T12"/></text:p>
      <text:p text:style-name="P5"><text:span text:style-name="T7">our own plugins manual</text:span><text:span text:style-name="T14">: Thomas Friedrichsmeier (2010): Introduction to Writing Plugins for RKWard. http://rkward.sourceforge.net/documents/devel/plugins/index.html</text:span></text:p>
      <text:p text:style-name="P5"><text:span text:style-name="T14"/></text:p>
      <text:p text:style-name="P6"><text:span text:style-name="T8">XEmbed</text:span><text:span text:style-name="T15">: Matthias Ettrich, Owen Taylor (2002). XEmbed Protocol Specification Version 0.5</text:span><text:span text:style-name="T16">:</text:span><text:span text:style-name="T15"> http://standards.freedesktop.org/xembed-spec/xembed-spec-late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00mm" style:writing-mode="page"/>
      <style:text-properties style:use-window-font-color="true" style:font-name="Aria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4T22:23:28</meta:creation-date>
    <dc:date>2010-11-24T23:03:46</dc:date>
    <meta:editing-duration>PT00H25M18S</meta:editing-duration>
    <meta:editing-cycles>9</meta:editing-cycles>
    <meta:generator>OpenOffice.org/3.2$Linux OpenOffice.org_project/320m19$Build-9505</meta:generator>
    <meta:document-statistic meta:table-count="0" meta:image-count="0" meta:object-count="0" meta:page-count="1" meta:paragraph-count="9" meta:word-count="145" meta:character-count="1247"/>
  </office:meta>
</office:document-meta>
</file>